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12C77D81D9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draw:fill-color="#729fcf" loext:fill-use-slide-background="false" draw:textarea-horizontal-align="justify" draw:textarea-vertical-align="middle" draw:auto-grow-height="false" fo:min-height="4.084cm" fo:min-width="3.834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bitmap" draw:fill-image-name="Bitmap_20_5" style:repeat="stretch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49cm" svg:height="6.349cm" svg:x="0.682cm" svg:y="0.682cm" svg:viewBox="0 0 6350 6350" svg:d="M0 2230c73-254 177-499 310-729 142-247 317-474 517-674s427-375 674-517c230-133 475-237 729-310h1797c254 73 499 177 729 310 247 142 474 317 674 517s375 427 517 674c143 247 252 511 326 785 33 124 59 250 77 377v931c-18 127-44 253-77 377-74 274-183 538-326 785-142 247-317 474-517 674s-427 375-674 517c-247 143-511 252-785 326-124 33-250 59-377 77h-931c-127-18-253-44-377-77-274-74-538-183-785-326-247-142-474-317-674-517s-375-427-517-674c-133-230-237-475-310-729z">
          <text:p/>
        </draw:path>
        <draw:custom-shape draw:style-name="gr2" draw:text-style-name="P2" draw:layer="layout" svg:width="6.35cm" svg:height="6.35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5" draw:display-name="Bitmap 5" xlink:href="Pictures/100000000000012C0000012C77D81D9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5:23:38.081000000</dc:date>
    <meta:editing-duration>PT10M57S</meta:editing-duration>
    <meta:editing-cycles>2</meta:editing-cycles>
    <meta:generator>LibreOffice/24.2.2.2$Windows_X86_64 LibreOffice_project/d56cc158d8a96260b836f100ef4b4ef25d6f1a01</meta:generator>
    <meta:document-statistic meta:object-count="2"/>
  </office:meta>
</office:document-meta>
</file>